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1e2" officeooo:paragraph-rsid="001b71e2"/>
    </style:style>
    <style:style style:name="T1" style:family="text">
      <style:text-properties officeooo:rsid="001c23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del proyecto integrador final</text:p>
      <text:p text:style-name="P1"/>
      <text:p text:style-name="P1">Comencé a hacer el proyecto de esta manera: creé un repositorio en GitHub, luego hice las bases del FrontEnd instalando Vite de React y sus librerías. Luego me fui a hacer el Backend creando el repositorio de Spring Boot con sus dependencias, luego hice unas configuraciones en application.properties, <text:span text:style-name="T1">hice la conección con MySQL, </text:span>le agregué 4 carpetas con su respectivo archivo (Entity, Repository, Controller y Service), utilcé anotaciones, constructores, getters y setters, luego puse a correr el código Backend, lo probé en postman con todos los métodos (GET, POST, PUT <text:s/>y DELETE) con el endpoint localhost:8080, luego me fui nuevamente a la parte front, pegué la url creada, utilicé una tabla y después creé una sección para hacer el registro. </text:p>
      <text:p text:style-name="P1"/>
      <text:p text:style-name="P1">Para aclarar, para que funcione el endpoint al momento de abrir el navegador para ver la pagina del producto, primero hay que correr BackendConSpringBootApplication, luego refrescar la página web y ahí sí se renderiza el conteni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20:46:18.112498360</meta:creation-date>
    <dc:date>2024-04-22T20:57:49.234067492</dc:date>
    <meta:editing-duration>PT1M21S</meta:editing-duration>
    <meta:editing-cycles>1</meta:editing-cycles>
    <meta:document-statistic meta:table-count="0" meta:image-count="0" meta:object-count="0" meta:page-count="1" meta:paragraph-count="3" meta:word-count="161" meta:character-count="1017" meta:non-whitespace-character-count="857"/>
    <meta:generator>LibreOffice/7.3.7.2$Linux_X86_64 LibreOffice_project/30$Build-2</meta:generator>
  </office:meta>
</office:document-meta>
</file>